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language="es" fo:country="ES" fo:font-weight="bold" officeooo:rsid="00119466" officeooo:paragraph-rsid="00119466"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Nimbus Sans L" fo:language="es" fo:country="ES" officeooo:rsid="00119466" officeooo:paragraph-rsid="00119466"/>
    </style:style>
    <style:style style:name="P3" style:family="paragraph" style:parent-style-name="Standard">
      <style:paragraph-properties fo:text-align="justify" style:justify-single-word="false"/>
      <style:text-properties style:font-name="Nimbus Sans L" fo:language="es" fo:country="ES" officeooo:rsid="00119466" officeooo:paragraph-rsid="00119466"/>
    </style:style>
    <style:style style:name="P4" style:family="paragraph" style:parent-style-name="Standard">
      <style:paragraph-properties fo:text-align="justify" style:justify-single-word="false"/>
      <style:text-properties style:font-name="Nimbus Sans L" fo:language="es" fo:country="ES" officeooo:rsid="00119466" officeooo:paragraph-rsid="0012a62c"/>
    </style:style>
    <style:style style:name="P5" style:family="paragraph" style:parent-style-name="Standard">
      <style:paragraph-properties fo:text-align="justify" style:justify-single-word="false"/>
      <style:text-properties style:font-name="Nimbus Sans L" fo:language="es" fo:country="ES" officeooo:rsid="00119466" officeooo:paragraph-rsid="00138904"/>
    </style:style>
    <style:style style:name="P6" style:family="paragraph" style:parent-style-name="Standard">
      <style:paragraph-properties fo:text-align="justify" style:justify-single-word="false"/>
      <style:text-properties style:font-name="Nimbus Sans L" fo:language="es" fo:country="ES" officeooo:rsid="00138904" officeooo:paragraph-rsid="00138904"/>
    </style:style>
    <style:style style:name="T1" style:family="text">
      <style:text-properties officeooo:rsid="0012a62c"/>
    </style:style>
    <style:style style:name="T2" style:family="text">
      <style:text-properties officeooo:rsid="00133b43"/>
    </style:style>
    <style:style style:name="T3" style:family="text">
      <style:text-properties officeooo:rsid="00138904"/>
    </style:style>
    <style:style style:name="T4" style:family="text">
      <style:text-properties officeooo:rsid="00119466"/>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s Operativos</text:p>
      <text:p text:style-name="P2">Proyecto parcial</text:p>
      <text:p text:style-name="P2"/>
      <text:p text:style-name="P2"/>
      <text:p text:style-name="P3">El proyecto consiste en diseñar, implementar y demostrar un programa que pueda monitorear el consumo de memoria y CPU de un computador. Si se rebasan ciertos limites de uso el proceso monitor debe ser capaz de suspender procesos en ejecución en el caso del uso del CPU o remover procesos en el caso del uso de memoria. Si el uso de l procesador disminuye el monitor debe de reactivar alguno(s) de los procesos suspendidos.</text:p>
      <text:p text:style-name="P3"/>
      <text:p text:style-name="P3">El proceso monitor recibe como entrada trés parámetros expresados como porcentajes: Max_CPU, OK_CPU, Max_MEM. <text:s/>Max_CPU indica hasta que porcentaje de uso del CPU <text:span text:style-name="T2">está permitido por proceso, si se excede se valor el monitor debe suspender procesos</text:span>. OK_CPU indica a partir de que <text:s/>porcentaje de uso del CPU el sistema puede reactivar procesos suspendidos previamente. <text:s/>Max_MEM que porcentaje máximo de memoria se puede utilizar en total en el sistema.</text:p>
      <text:p text:style-name="P3"/>
      <text:p text:style-name="P3">Van a existir dos tipos de procesos, CPU_HUNGRY y MEM_ HUNGRY, la idea es ejecutar varias instancias de ambos procesos afìn de simular cada uno de los potenciales casos. Ambos procesos se ejecutan indefinidamente. El programa monitor puede ser implementado en el user space o el kernel space. En el user space puede usar programas auxiliares (ps,free, etc.) o llamadas al sistema (syscall), en el kernel space debe de el PCB. </text:p>
      <text:p text:style-name="P3"/>
      <text:p text:style-name="P4">Junto al codigo fuente, debe entregarse un archivo con instrucciones de compilación y un diagrama (pdf) que explique el diseño de sus solución. El proyecto debe entregarse al lunes siguiente de la semana de examanes usando el Sidweb. La calificación será en presencia del estudiante. <text:span text:style-name="T1">Si el programa usa directamente las llamadas al sistema recibirá un bono del 10% sobre la nota final, si se crea un mòdulo del sistema operativo con su respectiva API (poder iniciar o parar su actividad desde un programa en user space), recibirá un bono de 20% sobre la nota final</text:span></text:p>
      <text:p text:style-name="P4"/>
      <text:p text:style-name="P6">NOTA: <text:s/></text:p>
      <text:p text:style-name="P6"/>
      <text:p text:style-name="P6"><text:span text:style-name="T4">CPU_HUNGRY </text:span>recibe como parámetro el intervalo de tiempo entre operaciones de uso de CPU, mientras menor el tiempo mayor será la frecuencia de uso del CPU.</text:p>
      <text:p text:style-name="P6"/>
      <text:p text:style-name="P5"><text:span text:style-name="T3">MEM</text:span>_HUNGRY <text:span text:style-name="T3">recibe como parámetro el intervalo de tiempo entre operaciones de uso de Memoria, mientras menor el tiempo mayor será la frecuencia de uso del Memoria, para terminar MEM_HUNGRY enviar la señal XX sino la memoria no se devuelve al sistema.</text:span></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3:23:39.158123729</meta:creation-date>
    <dc:date>2017-06-08T18:12:28.432188905</dc:date>
    <meta:editing-duration>PT34M49S</meta:editing-duration>
    <meta:editing-cycles>3</meta:editing-cycles>
    <meta:generator>LibreOffice/5.1.6.2$Linux_X86_64 LibreOffice_project/10m0$Build-2</meta:generator>
    <meta:document-statistic meta:table-count="0" meta:image-count="0" meta:object-count="0" meta:page-count="1" meta:paragraph-count="9" meta:word-count="382" meta:character-count="2306" meta:non-whitespace-character-count="1927"/>
  </office:meta>
</office:document-meta>
</file>